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2pt" officeooo:rsid="003ecadc" officeooo:paragraph-rsid="003ecadc" style:font-size-asian="12pt" style:font-name-complex="Times New Roman" style:font-size-complex="12pt"/>
    </style:style>
    <style:style style:name="P2" style:family="paragraph" style:parent-style-name="Standard" style:master-page-name="MP0">
      <style:paragraph-properties fo:text-align="start" style:justify-single-word="false" style:page-number="auto" fo:break-before="page"/>
      <style:text-properties fo:color="#000000" style:font-name="Times New Roman" fo:font-size="12pt" officeooo:rsid="003ecadc" officeooo:paragraph-rsid="003ecadc" style:font-size-asian="12pt" style:font-name-complex="Times New Roman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weight="normal" officeooo:rsid="003ecadc" officeooo:paragraph-rsid="005236e3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weight="normal" officeooo:rsid="005236e3" officeooo:paragraph-rsid="005236e3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5236e3" officeooo:paragraph-rsid="005236e3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list-style-name="L9">
      <style:paragraph-properties fo:text-align="start" style:justify-single-word="false"/>
      <style:text-properties fo:color="#000000" style:font-name="Times New Roman" fo:font-size="12pt" fo:font-weight="normal" officeooo:rsid="0056183d" officeooo:paragraph-rsid="0056183d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 style:list-style-name="L11">
      <style:paragraph-properties fo:text-align="justify" style:justify-single-word="false"/>
      <style:text-properties fo:color="#000000" style:font-name="Times New Roman" fo:font-size="12pt" fo:font-weight="normal" officeooo:rsid="005857d7" officeooo:paragraph-rsid="005857d7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5a3eeb" officeooo:paragraph-rsid="005a3eeb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 style:list-style-name="L10">
      <style:paragraph-properties fo:text-align="start" style:justify-single-word="false"/>
      <style:text-properties fo:color="#000000" style:font-name="Times New Roman" fo:font-size="12pt" fo:font-weight="normal" officeooo:rsid="00583678" officeooo:paragraph-rsid="005a3eeb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Times New Roman" fo:font-size="12pt" officeooo:rsid="003ecadc" officeooo:paragraph-rsid="005236e3" style:font-size-asian="12pt" style:font-name-complex="Times New Roman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officeooo:rsid="003ecadc" officeooo:paragraph-rsid="005236e3" style:font-size-asian="12pt" style:font-name-complex="Times New Roman" style:font-size-complex="12pt"/>
    </style:style>
    <style:style style:name="P12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officeooo:rsid="0053c85a" officeooo:paragraph-rsid="0053c85a" style:font-size-asian="12pt" style:font-name-complex="Times New Roman" style:font-size-complex="12pt"/>
    </style:style>
    <style:style style:name="P13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officeooo:rsid="0053c85a" officeooo:paragraph-rsid="005ea321" style:font-size-asian="12pt" style:font-name-complex="Times New Roman" style:font-size-complex="12pt"/>
    </style:style>
    <style:style style:name="P14" style:family="paragraph" style:parent-style-name="Standard" style:list-style-name="L8">
      <style:paragraph-properties fo:text-align="start" style:justify-single-word="false"/>
      <style:text-properties fo:color="#000000" style:font-name="Times New Roman" fo:font-size="12pt" officeooo:rsid="0053c85a" officeooo:paragraph-rsid="005ea321" style:font-size-asian="12pt" style:font-name-complex="Times New Roman" style:font-size-complex="12pt"/>
    </style:style>
    <style:style style:name="P15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officeooo:rsid="0056183d" officeooo:paragraph-rsid="0056183d" style:font-size-asian="12pt" style:font-name-complex="Times New Roman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officeooo:rsid="0056183d" officeooo:paragraph-rsid="005c1d24" style:font-size-asian="12pt" style:font-name-complex="Times New Roman" style:font-size-complex="12pt"/>
    </style:style>
    <style:style style:name="P17" style:family="paragraph" style:parent-style-name="Standard" style:list-style-name="L8">
      <style:paragraph-properties fo:text-align="start" style:justify-single-word="false"/>
      <style:text-properties fo:color="#000000" style:font-name="Times New Roman" fo:font-size="12pt" officeooo:rsid="0056183d" officeooo:paragraph-rsid="0056183d" style:font-size-asian="12pt" style:font-name-complex="Times New Roman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officeooo:rsid="0056183d" officeooo:paragraph-rsid="0056183d" style:font-size-asian="12pt" style:font-name-complex="Times New Roman" style:font-size-complex="12pt"/>
    </style:style>
    <style:style style:name="P19" style:family="paragraph" style:parent-style-name="Standard" style:list-style-name="L9">
      <style:paragraph-properties fo:text-align="start" style:justify-single-word="false"/>
      <style:text-properties fo:color="#000000" style:font-name="Times New Roman" fo:font-size="12pt" officeooo:rsid="0056183d" officeooo:paragraph-rsid="0056183d" style:font-size-asian="12pt" style:font-name-complex="Times New Roman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officeooo:rsid="00583678" officeooo:paragraph-rsid="00583678" style:font-size-asian="12pt" style:font-name-complex="Times New Roman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officeooo:rsid="005ea321" officeooo:paragraph-rsid="005ea321" style:font-size-asian="12pt" style:font-name-complex="Times New Roman" style:font-size-complex="12pt"/>
    </style:style>
    <style:style style:name="P22" style:family="paragraph" style:parent-style-name="Standard" style:list-style-name="L8">
      <style:paragraph-properties fo:text-align="start" style:justify-single-word="false"/>
      <style:text-properties fo:color="#000000" style:font-name="Times New Roman" fo:font-size="12pt" officeooo:rsid="005ea321" officeooo:paragraph-rsid="005ea321" style:font-size-asian="12pt" style:font-name-complex="Times New Roman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officeooo:rsid="005236e3" officeooo:paragraph-rsid="005236e3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3ecadc" officeooo:paragraph-rsid="005236e3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52b885" officeooo:paragraph-rsid="0053c85a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56183d" officeooo:paragraph-rsid="0056183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53c85a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ea321"/>
    </style:style>
    <style:style style:name="P29" style:family="paragraph" style:parent-style-name="Standard" style:list-style-name="L10" style:master-page-name="">
      <style:paragraph-properties fo:margin-left="0in" fo:margin-right="0in" fo:text-align="justify" style:justify-single-word="false" fo:hyphenation-ladder-count="no-limit" fo:text-indent="0in" style:auto-text-indent="false" style:page-number="auto">
        <style:tab-stops>
          <style:tab-stop style:position="-0.2484in"/>
        </style:tab-stops>
      </style:paragraph-properties>
      <style:text-properties fo:color="#000000" style:font-name="Times New Roman" fo:font-size="12pt" fo:font-weight="normal" officeooo:rsid="005a3eeb" officeooo:paragraph-rsid="005a3eeb" style:font-size-asian="12pt" style:font-weight-asian="normal" style:font-name-complex="Times New Roman" style:font-size-complex="12pt" style:font-weight-complex="normal" fo:hyphenate="false"/>
    </style:style>
    <style:style style:name="P30" style:family="paragraph" style:parent-style-name="Heading_20_2">
      <style:paragraph-properties fo:text-align="justify" style:justify-single-word="false"/>
      <style:text-properties fo:color="#000000" style:font-name="Times New Roman" fo:font-size="12pt" fo:font-weight="bold" officeooo:rsid="005236e3" officeooo:paragraph-rsid="005236e3" style:font-size-asian="12pt" style:font-weight-asian="bold" style:font-name-complex="Times New Roman" style:font-size-complex="12pt" style:font-weight-complex="bold"/>
    </style:style>
    <style:style style:name="T1" style:family="text">
      <style:text-properties fo:color="#000000" style:font-name="Times New Roman" fo:font-size="12pt" fo:font-weight="normal" officeooo:rsid="0053c85a" style:font-size-asian="12pt" style:font-weight-asian="normal" style:font-name-complex="Times New Roman" style:font-size-complex="12pt" style:font-weight-complex="normal"/>
    </style:style>
    <style:style style:name="T2" style:family="text">
      <style:text-properties fo:color="#000000" style:font-name="Times New Roman" fo:font-size="12pt" fo:font-weight="bold" officeooo:rsid="0052b885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2539" style:font-weight-asian="bold" style:font-weight-complex="bold"/>
    </style:style>
    <style:style style:name="T5" style:family="text">
      <style:text-properties officeooo:rsid="003f782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6b25f" style:font-weight-asian="normal" style:font-weight-complex="normal"/>
    </style:style>
    <style:style style:name="T8" style:family="text">
      <style:text-properties fo:font-weight="normal" officeooo:rsid="00442539" style:font-weight-asian="normal" style:font-weight-complex="normal"/>
    </style:style>
    <style:style style:name="T9" style:family="text">
      <style:text-properties fo:font-weight="normal" officeooo:rsid="005c1d24" style:font-weight-asian="normal" style:font-weight-complex="normal"/>
    </style:style>
    <style:style style:name="T10" style:family="text">
      <style:text-properties fo:font-weight="normal" officeooo:rsid="005fcc24" style:font-weight-asian="normal" style:font-weight-complex="normal"/>
    </style:style>
    <style:style style:name="T11" style:family="text">
      <style:text-properties officeooo:rsid="005236e3"/>
    </style:style>
    <style:style style:name="T12" style:family="text">
      <style:text-properties officeooo:rsid="0053c85a"/>
    </style:style>
    <style:style style:name="T13" style:family="text">
      <style:text-properties officeooo:rsid="00583678"/>
    </style:style>
    <style:style style:name="T14" style:family="text">
      <style:text-properties fo:color="#111111"/>
    </style:style>
    <style:style style:name="T15" style:family="text">
      <style:text-properties fo:color="#111111" style:text-underline-style="none"/>
    </style:style>
    <style:style style:name="T16" style:family="text">
      <style:text-properties fo:color="#111111" style:text-underline-style="none" fo:font-weight="normal" style:font-weight-asian="normal" style:font-weight-complex="normal"/>
    </style:style>
    <style:style style:name="T17" style:family="text">
      <style:text-properties fo:color="#111111" style:text-underline-style="none" fo:font-weight="normal" officeooo:rsid="00442539" style:font-weight-asian="normal" style:font-weight-complex="normal"/>
    </style:style>
    <style:style style:name="T18" style:family="text">
      <style:text-properties fo:color="#111111" style:text-underline-style="none" officeooo:rsid="00442539"/>
    </style:style>
    <style:style style:name="T19" style:family="text">
      <style:text-properties fo:color="#111111" fo:font-weight="normal" style:font-weight-asian="normal" style:font-weight-complex="normal"/>
    </style:style>
    <style:style style:name="T20" style:family="text">
      <style:text-properties officeooo:rsid="004425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23">Visual Odometry using Intensity assisted Iterative Closest Point</text:p>
      <text:p text:style-name="P23"/>
      <text:p text:style-name="P5">This ros package provides the implementation for the visual odometry method described in <text:span text:style-name="T13">[1]. </text:span></text:p>
      <text:list xml:id="list7973482492389562654" text:style-name="L11">
        <text:list-item>
          <text:p text:style-name="P7">The main.cpp handles the subscribed and published topics.</text:p>
        </text:list-item>
        <text:list-item>
          <text:p text:style-name="P7">The camera_tracker class handles the camera pose integration, keyframe selection etc.</text:p>
        </text:list-item>
        <text:list-item>
          <text:p text:style-name="P7">The iaicp class handles the pose estimation problem between two frames.</text:p>
        </text:list-item>
      </text:list>
      <text:p text:style-name="P8"/>
      <text:list xml:id="list8052713411029510756" text:style-name="L10">
        <text:list-header>
          <text:p text:style-name="P29">If you use our code for your research purpose, please cite our paper [1].</text:p>
          <text:p text:style-name="P9">[1]<text:span text:style-name="T3"> Fa</text:span><text:span text:style-name="T4">st Visual Odometry Using Intensity-Assisted Iterative Closest Point </text:span><text:span text:style-name="T20">, </text:span>Shile Li and Dongheui Lee, <text:span text:style-name="T15">in </text:span><text:a xlink:type="simple" xlink:href="http://ieeexplore.ieee.org/xpl/RecentIssue.jsp?punumber=7083369"><text:span text:style-name="T18">IEEE Robotics and Automation Letters </text:span></text:a><text:span text:style-name="T15">Vo</text:span><text:span text:style-name="T14">lu</text:span>me 1 Issue 2, 2016</text:p>
        </text:list-header>
      </text:list>
      <text:p text:style-name="P5"/>
      <text:p text:style-name="P24">Requirements: </text:p>
      <text:list xml:id="list7080883345620077187" text:style-name="L2">
        <text:list-item>
          <text:p text:style-name="P10">Ubuntu 14.04</text:p>
        </text:list-item>
        <text:list-item>
          <text:p text:style-name="P10">Ros-Indigo</text:p>
        </text:list-item>
        <text:list-item>
          <text:p text:style-name="P10">Point Cloud Library</text:p>
        </text:list-item>
      </text:list>
      <text:h text:style-name="P30" text:outline-level="2">Installation:</text:h>
      <text:list xml:id="list7228490037269279629" text:style-name="L1">
        <text:list-item>
          <text:p text:style-name="P3">Download the source code from web<text:span text:style-name="T5">site</text:span>: <text:a xlink:type="simple" xlink:href="http://www.hri.ei.tum.de/en/download/">http://www.hri.ei.tum.de/en/download/</text:a></text:p>
        </text:list-item>
        <text:list-item>
          <text:p text:style-name="P3"><text:span text:style-name="T11">Unzip the downloaded file and put it under the /src folder in your catkin workspace: ~/catkin_ws/src/</text:span></text:p>
        </text:list-item>
        <text:list-item>
          <text:p text:style-name="P4">In terminal:</text:p>
          <text:p text:style-name="P4">cd ~/catkin_ws</text:p>
          <text:p text:style-name="P4">catkin_make -DCMAKE_BUILD_TYPE=Release</text:p>
        </text:list-item>
      </text:list>
      <text:p text:style-name="P11"/>
      <text:p text:style-name="P25">Usage <text:span text:style-name="T12">with </text:span>registered point cloud:</text:p>
      <text:list xml:id="list8824214467962464315" text:style-name="L6">
        <text:list-item>
          <text:p text:style-name="P13">In param.yaml</text:p>
          <text:list>
            <text:list-item>
              <text:p text:style-name="P13">set /sub/points/topic to your <text:span text:style-name="T6">subscribed</text:span> ros topic name</text:p>
            </text:list-item>
            <text:list-item>
              <text:p text:style-name="P21">set /usepoints to true</text:p>
            </text:list-item>
            <text:list-item>
              <text:p text:style-name="P13">set camera parameters /fx /fy /cx /cy /width /height</text:p>
            </text:list-item>
          </text:list>
        </text:list-item>
        <text:list-item>
          <text:p text:style-name="P15"><text:span text:style-name="T6">start the OpenNI camera driver or play the recorded rosbag</text:span></text:p>
        </text:list-item>
        <text:list-item>
          <text:p text:style-name="P16"><text:span text:style-name="T9">roscd iicp; <text:s text:c="2"/>rosload param.yaml; <text:s text:c="2"/></text:span><text:span text:style-name="T6">rosrun iicp iicp;</text:span></text:p>
          <text:p text:style-name="P12"/>
        </text:list-item>
      </text:list>
      <text:p text:style-name="P27"><text:span text:style-name="T2">Usage with rgb/depth image:</text:span></text:p>
      <text:list xml:id="list1313628701806470864" text:style-name="L8">
        <text:list-item>
          <text:p text:style-name="P28"><text:span text:style-name="T1">In param.yaml</text:span></text:p>
          <text:list>
            <text:list-item>
              <text:p text:style-name="P28"><text:span text:style-name="T1">set /sub/rgb/topic <text:s/>and /sub/depth/topic to your subscribed ros topic names</text:span></text:p>
            </text:list-item>
            <text:list-item>
              <text:p text:style-name="P22"><text:span text:style-name="T1">set /usepoints to </text:span><text:span text:style-name="T6">false</text:span></text:p>
            </text:list-item>
            <text:list-item>
              <text:p text:style-name="P14"><text:span text:style-name="T6">set camera parameters /fx /fy /cx /cy /width /height</text:span></text:p>
            </text:list-item>
          </text:list>
        </text:list-item>
        <text:list-item>
          <text:p text:style-name="P17"><text:span text:style-name="T6">start the OpenNI camera driver or play the recorded rosbag</text:span></text:p>
        </text:list-item>
        <text:list-item>
          <text:p text:style-name="P17"><text:span text:style-name="T9">roscd iicp; <text:s text:c="2"/>rosload param.yaml; <text:s text:c="2"/></text:span><text:span text:style-name="T6">rosrun iicp iicp;</text:span></text:p>
        </text:list-item>
      </text:list>
      <text:p text:style-name="P18"/>
      <text:p text:style-name="P26">Visualization:</text:p>
      <text:list xml:id="list7674343123237815894" text:style-name="L9">
        <text:list-item>
          <text:p text:style-name="P6">start rviz</text:p>
        </text:list-item>
        <text:list-item>
          <text:p text:style-name="P19"><text:span text:style-name="T6">load the </text:span><text:span text:style-name="T7">configuration file '</text:span><text:span text:style-name="T6">iicp.rviz</text:span><text:span text:style-name="T7">'</text:span><text:span text:style-name="T6"> <text:s/>inculded in the /</text:span><text:span text:style-name="T10">iicp</text:span><text:span text:style-name="T6"> folder</text:span></text:p>
        </text:list-item>
      </text:list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system" style:font-pitch-asian="variable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1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默认段落字体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li </meta:initial-creator>
    <meta:creation-date>2015-11-23T10:54:00Z</meta:creation-date>
    <dc:date>2016-03-14T14:46:47.382019072</dc:date>
    <meta:editing-cycles>223</meta:editing-cycles>
    <meta:editing-duration>PT17H37M11S</meta:editing-duration>
    <meta:document-statistic meta:table-count="0" meta:image-count="0" meta:object-count="0" meta:page-count="1" meta:paragraph-count="35" meta:word-count="261" meta:character-count="1627" meta:non-whitespace-character-count="1416"/>
    <meta:template xlink:type="simple" xlink:actuate="onRequest" xlink:title="" xlink:href="Normal"/>
  </office:meta>
</office:document-meta>
</file>